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19000001E6B4B29E8ECA837ADC.png" manifest:media-type="image/png"/>
  <manifest:file-entry manifest:full-path="Pictures/100002010000032F00000252CDC47DA3AB15D2E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cm" svg:height="12.39cm" draw:z-index="0"><draw:image xlink:href="Pictures/100002010000032F00000252CDC47DA3AB15D2EF.png" xlink:type="simple" xlink:show="embed" xlink:actuate="onLoad"/></draw:frame></text:p>
      <text:p text:style-name="Standard"><draw:frame draw:style-name="fr1" draw:name="Imagen2" text:anchor-type="paragraph" svg:width="17cm" svg:height="10.418cm" draw:z-index="1"><draw:image xlink:href="Pictures/1000020100000319000001E6B4B29E8ECA837AD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1:31:04.500541376</meta:creation-date>
    <dc:date>2018-03-02T11:43:22.420402992</dc:date>
    <meta:editing-duration>PT2M7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